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PostProcessorTests.checkWillTranslateExceptio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PersistenceExceptionTranslator.translateExceptionIfPossible( Runtime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AllAspect.log( JoinPoint 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WithoutInterface.nameDoesnt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WithoutInterfaceAndOtherwiseAdvised.additionalMethod( boolean 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ExceptionTranslationPostProcessorTests.proxie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